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_5f_17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357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000000" draw:shadow="hidden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7" style:family="graphic" style:parent-style-name="standard">
      <style:graphic-properties draw:stroke="dash" draw:stroke-dash="Dash_5f_18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9pt" style:font-name-asian="Arial" style:font-size-asian="9pt" style:font-name-complex="Arial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line draw:style-name="gr1" draw:layer="layout" svg:x1="2.647cm" svg:y1="1.697cm" svg:x2="2.647cm" svg:y2="2.758cm">
          <text:p/>
        </draw:line>
        <draw:path draw:style-name="gr2" draw:layer="layout" svg:width="1.459cm" svg:height="1.459cm" svg:x="1.94cm" svg:y="1.511cm" svg:viewBox="0 0 1460 1460" svg:d="M1460 730c0 134-31 249-98 365s-151 200-267 267-231 98-365 98-249-31-365-98-200-151-267-267-98-231-98-365 31-249 98-365 151-200 267-267 231-98 365-98c134 0 249 31 365 98s200 151 267 267 98 231 98 365z">
          <text:p/>
        </draw:path>
        <draw:frame draw:style-name="gr3" draw:layer="layout" svg:width="1.25cm" svg:height="0.639cm" svg:x="2.092cm" svg:y="0.882cm">
          <draw:text-box>
            <text:p text:style-name="P1"><text:span text:style-name="T1">ВКЛ. </text:span></text:p>
          </draw:text-box>
        </draw:frame>
        <draw:polygon draw:style-name="gr4" draw:layer="layout" svg:width="0.198cm" svg:height="1.591cm" svg:x="2.57cm" svg:y="1.408cm" svg:viewBox="0 0 199 1592" draw:points="0,1592 199,1592 199,0 0,0">
          <text:p/>
        </draw:polygon>
        <draw:polygon draw:style-name="gr2" draw:layer="layout" svg:width="0.198cm" svg:height="1.591cm" svg:x="2.57cm" svg:y="1.408cm" svg:viewBox="0 0 199 1592" draw:points="0,1592 199,1592 199,0 0,0">
          <text:p/>
        </draw:polygon>
        <draw:frame draw:style-name="gr3" draw:layer="layout" svg:width="1.26cm" svg:height="0.639cm" svg:x="0.497cm" svg:y="1.976cm">
          <draw:text-box>
            <text:p text:style-name="P1"><text:span text:style-name="T1">ОТКЛ. </text:span></text:p>
          </draw:text-box>
        </draw:frame>
        <draw:polygon draw:style-name="gr5" draw:layer="layout" svg:width="0.179cm" svg:height="0.498cm" svg:x="2.582cm" svg:y="1.518cm" svg:viewBox="0 0 180 499" draw:points="90,0 0,499 180,499">
          <text:p/>
        </draw:polygon>
        <draw:polygon draw:style-name="gr6" draw:layer="layout" svg:width="0.179cm" svg:height="0.498cm" svg:x="2.582cm" svg:y="1.518cm" svg:viewBox="0 0 180 499" draw:points="90,0 0,499 180,499">
          <text:p/>
        </draw:polygon>
        <draw:line draw:style-name="gr7" draw:layer="layout" svg:x1="2cm" svg:y1="2.238cm" svg:x2="3.4cm" svg:y2="2.2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5f_17" draw:display-name="Dash_17" draw:style="rect" draw:dots1="1" draw:dots1-length="200%" draw:dots2="1" draw:dots2-length="200%" draw:distance="200%"/>
    <draw:stroke-dash draw:name="Dash_5f_18" draw:display-name="Dash_18" draw:style="rect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8T21:06:05.406000000</meta:creation-date>
    <meta:editing-duration>PT11S</meta:editing-duration>
    <meta:editing-cycles>2</meta:editing-cycles>
    <meta:generator>LibreOffice/4.3.6.2$Windows_x86 LibreOffice_project/d50a87b2e514536ed401c18000dad4660b6a169e</meta:generator>
    <dc:date>2015-09-28T21:06:16.703000000</dc:date>
    <meta:document-statistic meta:object-count="9"/>
    <meta:template xlink:type="simple" xlink:actuate="onRequest" xlink:title="1" xlink:href="file:///C:/Documents%20and%20Settings/User/Application%20Data/LibreOffice/4/user/template/1.otg" meta:date="2015-09-28T21:06:05.312000000"/>
  </office:meta>
</office:document-meta>
</file>